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23614">
            <text:p>0.23614</text:p>
          </table:table-cell>
          <table:table-cell office:value-type="float" office:value="-16971.6">
            <text:p>-16971.6</text:p>
          </table:table-cell>
          <table:table-cell office:value-type="float" office:value="-17164.7">
            <text:p>-17164.7</text:p>
          </table:table-cell>
          <table:table-cell office:value-type="float" office:value="-16778.5">
            <text:p>-16778.5</text:p>
          </table:table-cell>
          <table:table-cell office:value-type="float" office:value="0.23614">
            <text:p>0.23614</text:p>
          </table:table-cell>
          <table:table-cell office:value-type="float" office:value="-16390.9">
            <text:p>-16390.9</text:p>
          </table:table-cell>
        </table:table-row>
        <table:table-row table:style-name="ro1">
          <table:table-cell office:value-type="float" office:value="0.356402">
            <text:p>0.356402</text:p>
          </table:table-cell>
          <table:table-cell office:value-type="float" office:value="-16350.6">
            <text:p>-16350.6</text:p>
          </table:table-cell>
          <table:table-cell office:value-type="float" office:value="-16508.7">
            <text:p>-16508.7</text:p>
          </table:table-cell>
          <table:table-cell office:value-type="float" office:value="-16192.5">
            <text:p>-16192.5</text:p>
          </table:table-cell>
          <table:table-cell office:value-type="float" office:value="0.356402">
            <text:p>0.356402</text:p>
          </table:table-cell>
          <table:table-cell office:value-type="float" office:value="-15873.7">
            <text:p>-15873.7</text:p>
          </table:table-cell>
        </table:table-row>
        <table:table-row table:style-name="ro1">
          <table:table-cell office:value-type="float" office:value="0.478161">
            <text:p>0.478161</text:p>
          </table:table-cell>
          <table:table-cell office:value-type="float" office:value="-15463.7">
            <text:p>-15463.7</text:p>
          </table:table-cell>
          <table:table-cell office:value-type="float" office:value="-15604.4">
            <text:p>-15604.4</text:p>
          </table:table-cell>
          <table:table-cell office:value-type="float" office:value="-15322.9">
            <text:p>-15322.9</text:p>
          </table:table-cell>
          <table:table-cell office:value-type="float" office:value="0.478161">
            <text:p>0.478161</text:p>
          </table:table-cell>
          <table:table-cell office:value-type="float" office:value="-15170.5">
            <text:p>-15170.5</text:p>
          </table:table-cell>
        </table:table-row>
        <table:table-row table:style-name="ro1">
          <table:table-cell office:value-type="float" office:value="0.601446">
            <text:p>0.601446</text:p>
          </table:table-cell>
          <table:table-cell office:value-type="float" office:value="-14053.7">
            <text:p>-14053.7</text:p>
          </table:table-cell>
          <table:table-cell office:value-type="float" office:value="-14200.8">
            <text:p>-14200.8</text:p>
          </table:table-cell>
          <table:table-cell office:value-type="float" office:value="-13906.6">
            <text:p>-13906.6</text:p>
          </table:table-cell>
          <table:table-cell office:value-type="float" office:value="0.601446">
            <text:p>0.601446</text:p>
          </table:table-cell>
          <table:table-cell office:value-type="float" office:value="-14221.1">
            <text:p>-14221.1</text:p>
          </table:table-cell>
        </table:table-row>
        <table:table-row table:style-name="ro1">
          <table:table-cell office:value-type="float" office:value="0.726285">
            <text:p>0.726285</text:p>
          </table:table-cell>
          <table:table-cell office:value-type="float" office:value="-12763.6">
            <text:p>-12763.6</text:p>
          </table:table-cell>
          <table:table-cell office:value-type="float" office:value="-12910.4">
            <text:p>-12910.4</text:p>
          </table:table-cell>
          <table:table-cell office:value-type="float" office:value="-12616.9">
            <text:p>-12616.9</text:p>
          </table:table-cell>
          <table:table-cell office:value-type="float" office:value="0.726285">
            <text:p>0.726285</text:p>
          </table:table-cell>
          <table:table-cell office:value-type="float" office:value="-12978.3">
            <text:p>-12978.3</text:p>
          </table:table-cell>
        </table:table-row>
        <table:table-row table:style-name="ro1">
          <table:table-cell office:value-type="float" office:value="0.852709">
            <text:p>0.852709</text:p>
          </table:table-cell>
          <table:table-cell office:value-type="float" office:value="-11311.5">
            <text:p>-11311.5</text:p>
          </table:table-cell>
          <table:table-cell office:value-type="float" office:value="-11470.2">
            <text:p>-11470.2</text:p>
          </table:table-cell>
          <table:table-cell office:value-type="float" office:value="-11152.8">
            <text:p>-11152.8</text:p>
          </table:table-cell>
          <table:table-cell office:value-type="float" office:value="0.852709">
            <text:p>0.852709</text:p>
          </table:table-cell>
          <table:table-cell office:value-type="float" office:value="-11451.7">
            <text:p>-11451.7</text:p>
          </table:table-cell>
        </table:table-row>
        <table:table-row table:style-name="ro1">
          <table:table-cell office:value-type="float" office:value="0.980747">
            <text:p>0.980747</text:p>
          </table:table-cell>
          <table:table-cell office:value-type="float" office:value="-9746.92">
            <text:p>-9746.92</text:p>
          </table:table-cell>
          <table:table-cell office:value-type="float" office:value="-9891.02">
            <text:p>-9891.02</text:p>
          </table:table-cell>
          <table:table-cell office:value-type="float" office:value="-9602.81">
            <text:p>-9602.81</text:p>
          </table:table-cell>
          <table:table-cell office:value-type="float" office:value="0.980747">
            <text:p>0.980747</text:p>
          </table:table-cell>
          <table:table-cell office:value-type="float" office:value="-9753.15">
            <text:p>-9753.15</text:p>
          </table:table-cell>
        </table:table-row>
        <table:table-row table:style-name="ro1">
          <table:table-cell office:value-type="float" office:value="1.11043">
            <text:p>1.11043</text:p>
          </table:table-cell>
          <table:table-cell office:value-type="float" office:value="-8420.89">
            <text:p>-8420.89</text:p>
          </table:table-cell>
          <table:table-cell office:value-type="float" office:value="-8529.16">
            <text:p>-8529.16</text:p>
          </table:table-cell>
          <table:table-cell office:value-type="float" office:value="-8312.61">
            <text:p>-8312.61</text:p>
          </table:table-cell>
          <table:table-cell office:value-type="float" office:value="1.11043">
            <text:p>1.11043</text:p>
          </table:table-cell>
          <table:table-cell office:value-type="float" office:value="-8080.5">
            <text:p>-8080.5</text:p>
          </table:table-cell>
        </table:table-row>
        <table:table-row table:style-name="ro1">
          <table:table-cell office:value-type="float" office:value="1.24179">
            <text:p>1.24179</text:p>
          </table:table-cell>
          <table:table-cell office:value-type="float" office:value="-7346.28">
            <text:p>-7346.28</text:p>
          </table:table-cell>
          <table:table-cell office:value-type="float" office:value="-7555.41">
            <text:p>-7555.41</text:p>
          </table:table-cell>
          <table:table-cell office:value-type="float" office:value="-7137.16">
            <text:p>-7137.16</text:p>
          </table:table-cell>
          <table:table-cell office:value-type="float" office:value="1.24179">
            <text:p>1.24179</text:p>
          </table:table-cell>
          <table:table-cell office:value-type="float" office:value="-6619.38">
            <text:p>-6619.38</text:p>
          </table:table-cell>
        </table:table-row>
        <table:table-row table:style-name="ro1">
          <table:table-cell office:value-type="float" office:value="1.37486">
            <text:p>1.37486</text:p>
          </table:table-cell>
          <table:table-cell office:value-type="float" office:value="-6176.43">
            <text:p>-6176.43</text:p>
          </table:table-cell>
          <table:table-cell office:value-type="float" office:value="-6533.58">
            <text:p>-6533.58</text:p>
          </table:table-cell>
          <table:table-cell office:value-type="float" office:value="-5819.27">
            <text:p>-5819.27</text:p>
          </table:table-cell>
          <table:table-cell office:value-type="float" office:value="1.37486">
            <text:p>1.37486</text:p>
          </table:table-cell>
          <table:table-cell office:value-type="float" office:value="-5457.35">
            <text:p>-5457.35</text:p>
          </table:table-cell>
        </table:table-row>
        <table:table-row table:style-name="ro1">
          <table:table-cell office:value-type="float" office:value="1.50968">
            <text:p>1.50968</text:p>
          </table:table-cell>
          <table:table-cell office:value-type="float" office:value="-5245.82">
            <text:p>-5245.82</text:p>
          </table:table-cell>
          <table:table-cell office:value-type="float" office:value="-5564.58">
            <text:p>-5564.58</text:p>
          </table:table-cell>
          <table:table-cell office:value-type="float" office:value="-4927.05">
            <text:p>-4927.05</text:p>
          </table:table-cell>
          <table:table-cell office:value-type="float" office:value="1.50968">
            <text:p>1.50968</text:p>
          </table:table-cell>
          <table:table-cell office:value-type="float" office:value="-4585.32">
            <text:p>-4585.32</text:p>
          </table:table-cell>
        </table:table-row>
        <table:table-row table:style-name="ro1">
          <table:table-cell office:value-type="float" office:value="1.64627">
            <text:p>1.64627</text:p>
          </table:table-cell>
          <table:table-cell office:value-type="float" office:value="-4069.72">
            <text:p>-4069.72</text:p>
          </table:table-cell>
          <table:table-cell office:value-type="float" office:value="-4247.92">
            <text:p>-4247.92</text:p>
          </table:table-cell>
          <table:table-cell office:value-type="float" office:value="-3891.52">
            <text:p>-3891.52</text:p>
          </table:table-cell>
          <table:table-cell office:value-type="float" office:value="1.64627">
            <text:p>1.64627</text:p>
          </table:table-cell>
          <table:table-cell office:value-type="float" office:value="-3948.03">
            <text:p>-3948.03</text:p>
          </table:table-cell>
        </table:table-row>
        <table:table-row table:style-name="ro1">
          <table:table-cell office:value-type="float" office:value="1.78468">
            <text:p>1.78468</text:p>
          </table:table-cell>
          <table:table-cell office:value-type="float" office:value="-3440.33">
            <text:p>-3440.33</text:p>
          </table:table-cell>
          <table:table-cell office:value-type="float" office:value="-3628.37">
            <text:p>-3628.37</text:p>
          </table:table-cell>
          <table:table-cell office:value-type="float" office:value="-3252.29">
            <text:p>-3252.29</text:p>
          </table:table-cell>
          <table:table-cell office:value-type="float" office:value="1.78468">
            <text:p>1.78468</text:p>
          </table:table-cell>
          <table:table-cell office:value-type="float" office:value="-3484.56">
            <text:p>-3484.56</text:p>
          </table:table-cell>
        </table:table-row>
        <table:table-row table:style-name="ro1">
          <table:table-cell office:value-type="float" office:value="1.92494">
            <text:p>1.92494</text:p>
          </table:table-cell>
          <table:table-cell office:value-type="float" office:value="-2938.71">
            <text:p>-2938.71</text:p>
          </table:table-cell>
          <table:table-cell office:value-type="float" office:value="-3105.97">
            <text:p>-3105.97</text:p>
          </table:table-cell>
          <table:table-cell office:value-type="float" office:value="-2771.46">
            <text:p>-2771.46</text:p>
          </table:table-cell>
          <table:table-cell office:value-type="float" office:value="1.92494">
            <text:p>1.92494</text:p>
          </table:table-cell>
          <table:table-cell office:value-type="float" office:value="-3144.9">
            <text:p>-3144.9</text:p>
          </table:table-cell>
        </table:table-row>
        <table:table-row table:style-name="ro1">
          <table:table-cell office:value-type="float" office:value="2.06708">
            <text:p>2.06708</text:p>
          </table:table-cell>
          <table:table-cell office:value-type="float" office:value="-2023.43">
            <text:p>-2023.43</text:p>
          </table:table-cell>
          <table:table-cell office:value-type="float" office:value="-2127.69">
            <text:p>-2127.69</text:p>
          </table:table-cell>
          <table:table-cell office:value-type="float" office:value="-1919.18">
            <text:p>-1919.18</text:p>
          </table:table-cell>
          <table:table-cell office:value-type="float" office:value="2.06708">
            <text:p>2.06708</text:p>
          </table:table-cell>
          <table:table-cell office:value-type="float" office:value="-2892.5">
            <text:p>-2892.5</text:p>
          </table:table-cell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109064">
            <text:p>0.109064</text:p>
          </table:table-cell>
          <table:table-cell office:value-type="float" office:value="-16329.6">
            <text:p>-16329.6</text:p>
          </table:table-cell>
          <table:table-cell office:value-type="float" office:value="-16653.6">
            <text:p>-16653.6</text:p>
          </table:table-cell>
          <table:table-cell office:value-type="float" office:value="-16005.6">
            <text:p>-16005.6</text:p>
          </table:table-cell>
          <table:table-cell office:value-type="float" office:value="0.109064">
            <text:p>0.109064</text:p>
          </table:table-cell>
          <table:table-cell office:value-type="float" office:value="-16863">
            <text:p>-16863</text:p>
          </table:table-cell>
        </table:table-row>
        <table:table-row table:style-name="ro1">
          <table:table-cell office:value-type="float" office:value="0.18245">
            <text:p>0.18245</text:p>
          </table:table-cell>
          <table:table-cell office:value-type="float" office:value="-16084.3">
            <text:p>-16084.3</text:p>
          </table:table-cell>
          <table:table-cell office:value-type="float" office:value="-16423.8">
            <text:p>-16423.8</text:p>
          </table:table-cell>
          <table:table-cell office:value-type="float" office:value="-15744.7">
            <text:p>-15744.7</text:p>
          </table:table-cell>
          <table:table-cell office:value-type="float" office:value="0.18245">
            <text:p>0.18245</text:p>
          </table:table-cell>
          <table:table-cell office:value-type="float" office:value="-16632.2">
            <text:p>-16632.2</text:p>
          </table:table-cell>
        </table:table-row>
        <table:table-row table:style-name="ro1">
          <table:table-cell office:value-type="float" office:value="0.256385">
            <text:p>0.256385</text:p>
          </table:table-cell>
          <table:table-cell office:value-type="float" office:value="-16195.6">
            <text:p>-16195.6</text:p>
          </table:table-cell>
          <table:table-cell office:value-type="float" office:value="-16481.7">
            <text:p>-16481.7</text:p>
          </table:table-cell>
          <table:table-cell office:value-type="float" office:value="-15909.5">
            <text:p>-15909.5</text:p>
          </table:table-cell>
          <table:table-cell office:value-type="float" office:value="0.256385">
            <text:p>0.256385</text:p>
          </table:table-cell>
          <table:table-cell office:value-type="float" office:value="-16354.6">
            <text:p>-16354.6</text:p>
          </table:table-cell>
        </table:table-row>
        <table:table-row table:style-name="ro1">
          <table:table-cell office:value-type="float" office:value="0.330874">
            <text:p>0.330874</text:p>
          </table:table-cell>
          <table:table-cell office:value-type="float" office:value="-15628.7">
            <text:p>-15628.7</text:p>
          </table:table-cell>
          <table:table-cell office:value-type="float" office:value="-15874.6">
            <text:p>-15874.6</text:p>
          </table:table-cell>
          <table:table-cell office:value-type="float" office:value="-15382.8">
            <text:p>-15382.8</text:p>
          </table:table-cell>
          <table:table-cell office:value-type="float" office:value="0.330874">
            <text:p>0.330874</text:p>
          </table:table-cell>
          <table:table-cell office:value-type="float" office:value="-16019.5">
            <text:p>-16019.5</text:p>
          </table:table-cell>
        </table:table-row>
        <table:table-row table:style-name="ro1">
          <table:table-cell office:value-type="float" office:value="0.405924">
            <text:p>0.405924</text:p>
          </table:table-cell>
          <table:table-cell office:value-type="float" office:value="-14717.8">
            <text:p>-14717.8</text:p>
          </table:table-cell>
          <table:table-cell office:value-type="float" office:value="-14966.3">
            <text:p>-14966.3</text:p>
          </table:table-cell>
          <table:table-cell office:value-type="float" office:value="-14469.3">
            <text:p>-14469.3</text:p>
          </table:table-cell>
          <table:table-cell office:value-type="float" office:value="0.405924">
            <text:p>0.405924</text:p>
          </table:table-cell>
          <table:table-cell office:value-type="float" office:value="-15613.9">
            <text:p>-15613.9</text:p>
          </table:table-cell>
        </table:table-row>
        <table:table-row table:style-name="ro1">
          <table:table-cell office:value-type="float" office:value="0.481542">
            <text:p>0.481542</text:p>
          </table:table-cell>
          <table:table-cell office:value-type="float" office:value="-14156.9">
            <text:p>-14156.9</text:p>
          </table:table-cell>
          <table:table-cell office:value-type="float" office:value="-14373.6">
            <text:p>-14373.6</text:p>
          </table:table-cell>
          <table:table-cell office:value-type="float" office:value="-13940.1">
            <text:p>-13940.1</text:p>
          </table:table-cell>
          <table:table-cell office:value-type="float" office:value="0.481542">
            <text:p>0.481542</text:p>
          </table:table-cell>
          <table:table-cell office:value-type="float" office:value="-15123.3">
            <text:p>-15123.3</text:p>
          </table:table-cell>
        </table:table-row>
        <table:table-row table:style-name="ro1">
          <table:table-cell office:value-type="float" office:value="0.557734">
            <text:p>0.557734</text:p>
          </table:table-cell>
          <table:table-cell office:value-type="float" office:value="-13646.2">
            <text:p>-13646.2</text:p>
          </table:table-cell>
          <table:table-cell office:value-type="float" office:value="-13961.8">
            <text:p>-13961.8</text:p>
          </table:table-cell>
          <table:table-cell office:value-type="float" office:value="-13330.6">
            <text:p>-13330.6</text:p>
          </table:table-cell>
          <table:table-cell office:value-type="float" office:value="0.557734">
            <text:p>0.557734</text:p>
          </table:table-cell>
          <table:table-cell office:value-type="float" office:value="-14533.1">
            <text:p>-14533.1</text:p>
          </table:table-cell>
        </table:table-row>
        <table:table-row table:style-name="ro1">
          <table:table-cell office:value-type="float" office:value="0.634506">
            <text:p>0.634506</text:p>
          </table:table-cell>
          <table:table-cell office:value-type="float" office:value="-12826.9">
            <text:p>-12826.9</text:p>
          </table:table-cell>
          <table:table-cell office:value-type="float" office:value="-14138.8">
            <text:p>-14138.8</text:p>
          </table:table-cell>
          <table:table-cell office:value-type="float" office:value="-11515">
            <text:p>-11515</text:p>
          </table:table-cell>
          <table:table-cell office:value-type="float" office:value="0.634506">
            <text:p>0.634506</text:p>
          </table:table-cell>
          <table:table-cell office:value-type="float" office:value="-13831.1">
            <text:p>-13831.1</text:p>
          </table:table-cell>
        </table:table-row>
        <table:table-row table:style-name="ro1">
          <table:table-cell office:value-type="float" office:value="0.711864">
            <text:p>0.711864</text:p>
          </table:table-cell>
          <table:table-cell office:value-type="float" office:value="-12195.3">
            <text:p>-12195.3</text:p>
          </table:table-cell>
          <table:table-cell office:value-type="float" office:value="-13803">
            <text:p>-13803</text:p>
          </table:table-cell>
          <table:table-cell office:value-type="float" office:value="-10587.6">
            <text:p>-10587.6</text:p>
          </table:table-cell>
          <table:table-cell office:value-type="float" office:value="0.711864">
            <text:p>0.711864</text:p>
          </table:table-cell>
          <table:table-cell office:value-type="float" office:value="-13011.8">
            <text:p>-13011.8</text:p>
          </table:table-cell>
        </table:table-row>
        <table:table-row table:style-name="ro1">
          <table:table-cell office:value-type="float" office:value="0.789817">
            <text:p>0.789817</text:p>
          </table:table-cell>
          <table:table-cell office:value-type="float" office:value="-11160.9">
            <text:p>-11160.9</text:p>
          </table:table-cell>
          <table:table-cell office:value-type="float" office:value="-11841.1">
            <text:p>-11841.1</text:p>
          </table:table-cell>
          <table:table-cell office:value-type="float" office:value="-10480.7">
            <text:p>-10480.7</text:p>
          </table:table-cell>
          <table:table-cell office:value-type="float" office:value="0.789817">
            <text:p>0.789817</text:p>
          </table:table-cell>
          <table:table-cell office:value-type="float" office:value="-12082">
            <text:p>-12082</text:p>
          </table:table-cell>
        </table:table-row>
        <table:table-row table:style-name="ro1">
          <table:table-cell office:value-type="float" office:value="0.86837">
            <text:p>0.86837</text:p>
          </table:table-cell>
          <table:table-cell office:value-type="float" office:value="-9876.52">
            <text:p>-9876.52</text:p>
          </table:table-cell>
          <table:table-cell office:value-type="float" office:value="-10223.4">
            <text:p>-10223.4</text:p>
          </table:table-cell>
          <table:table-cell office:value-type="float" office:value="-9529.66">
            <text:p>-9529.66</text:p>
          </table:table-cell>
          <table:table-cell office:value-type="float" office:value="0.86837">
            <text:p>0.86837</text:p>
          </table:table-cell>
          <table:table-cell office:value-type="float" office:value="-11065">
            <text:p>-11065</text:p>
          </table:table-cell>
        </table:table-row>
        <table:table-row table:style-name="ro1">
          <table:table-cell office:value-type="float" office:value="0.947531">
            <text:p>0.947531</text:p>
          </table:table-cell>
          <table:table-cell office:value-type="float" office:value="-8765.72">
            <text:p>-8765.72</text:p>
          </table:table-cell>
          <table:table-cell office:value-type="float" office:value="-9061.05">
            <text:p>-9061.05</text:p>
          </table:table-cell>
          <table:table-cell office:value-type="float" office:value="-8470.38">
            <text:p>-8470.38</text:p>
          </table:table-cell>
          <table:table-cell office:value-type="float" office:value="0.947531">
            <text:p>0.947531</text:p>
          </table:table-cell>
          <table:table-cell office:value-type="float" office:value="-10001.4">
            <text:p>-10001.4</text:p>
          </table:table-cell>
        </table:table-row>
        <table:table-row table:style-name="ro1">
          <table:table-cell office:value-type="float" office:value="1.02731">
            <text:p>1.02731</text:p>
          </table:table-cell>
          <table:table-cell office:value-type="float" office:value="-8048.53">
            <text:p>-8048.53</text:p>
          </table:table-cell>
          <table:table-cell office:value-type="float" office:value="-8293.52">
            <text:p>-8293.52</text:p>
          </table:table-cell>
          <table:table-cell office:value-type="float" office:value="-7803.53">
            <text:p>-7803.53</text:p>
          </table:table-cell>
          <table:table-cell office:value-type="float" office:value="1.02731">
            <text:p>1.02731</text:p>
          </table:table-cell>
          <table:table-cell office:value-type="float" office:value="-8942.14">
            <text:p>-8942.14</text:p>
          </table:table-cell>
        </table:table-row>
        <table:table-row table:style-name="ro1">
          <table:table-cell office:value-type="float" office:value="1.1077">
            <text:p>1.1077</text:p>
          </table:table-cell>
          <table:table-cell office:value-type="float" office:value="-7438.08">
            <text:p>-7438.08</text:p>
          </table:table-cell>
          <table:table-cell office:value-type="float" office:value="-7697.17">
            <text:p>-7697.17</text:p>
          </table:table-cell>
          <table:table-cell office:value-type="float" office:value="-7178.99">
            <text:p>-7178.99</text:p>
          </table:table-cell>
          <table:table-cell office:value-type="float" office:value="1.1077">
            <text:p>1.1077</text:p>
          </table:table-cell>
          <table:table-cell office:value-type="float" office:value="-7937.62">
            <text:p>-7937.62</text:p>
          </table:table-cell>
        </table:table-row>
        <table:table-row table:style-name="ro1">
          <table:table-cell office:value-type="float" office:value="1.18873">
            <text:p>1.18873</text:p>
          </table:table-cell>
          <table:table-cell office:value-type="float" office:value="-6665.01">
            <text:p>-6665.01</text:p>
          </table:table-cell>
          <table:table-cell office:value-type="float" office:value="-6918.85">
            <text:p>-6918.85</text:p>
          </table:table-cell>
          <table:table-cell office:value-type="float" office:value="-6411.17">
            <text:p>-6411.17</text:p>
          </table:table-cell>
          <table:table-cell office:value-type="float" office:value="1.18873">
            <text:p>1.18873</text:p>
          </table:table-cell>
          <table:table-cell office:value-type="float" office:value="-7026.44">
            <text:p>-7026.44</text:p>
          </table:table-cell>
        </table:table-row>
        <table:table-row table:style-name="ro1">
          <table:table-cell office:value-type="float" office:value="1.27039">
            <text:p>1.27039</text:p>
          </table:table-cell>
          <table:table-cell office:value-type="float" office:value="-5687.91">
            <text:p>-5687.91</text:p>
          </table:table-cell>
          <table:table-cell office:value-type="float" office:value="-5900.28">
            <text:p>-5900.28</text:p>
          </table:table-cell>
          <table:table-cell office:value-type="float" office:value="-5475.53">
            <text:p>-5475.53</text:p>
          </table:table-cell>
          <table:table-cell office:value-type="float" office:value="1.27039">
            <text:p>1.27039</text:p>
          </table:table-cell>
          <table:table-cell office:value-type="float" office:value="-6229.71">
            <text:p>-6229.71</text:p>
          </table:table-cell>
        </table:table-row>
        <table:table-row table:style-name="ro1">
          <table:table-cell office:value-type="float" office:value="1.3527">
            <text:p>1.3527</text:p>
          </table:table-cell>
          <table:table-cell office:value-type="float" office:value="-5091.12">
            <text:p>-5091.12</text:p>
          </table:table-cell>
          <table:table-cell office:value-type="float" office:value="-5326.18">
            <text:p>-5326.18</text:p>
          </table:table-cell>
          <table:table-cell office:value-type="float" office:value="-4856.06">
            <text:p>-4856.06</text:p>
          </table:table-cell>
          <table:table-cell office:value-type="float" office:value="1.3527">
            <text:p>1.3527</text:p>
          </table:table-cell>
          <table:table-cell office:value-type="float" office:value="-5552.05">
            <text:p>-5552.05</text:p>
          </table:table-cell>
        </table:table-row>
        <table:table-row table:style-name="ro1">
          <table:table-cell office:value-type="float" office:value="1.43566">
            <text:p>1.43566</text:p>
          </table:table-cell>
          <table:table-cell office:value-type="float" office:value="-4520.09">
            <text:p>-4520.09</text:p>
          </table:table-cell>
          <table:table-cell office:value-type="float" office:value="-4866.78">
            <text:p>-4866.78</text:p>
          </table:table-cell>
          <table:table-cell office:value-type="float" office:value="-4173.39">
            <text:p>-4173.39</text:p>
          </table:table-cell>
          <table:table-cell office:value-type="float" office:value="1.43566">
            <text:p>1.43566</text:p>
          </table:table-cell>
          <table:table-cell office:value-type="float" office:value="-4986.38">
            <text:p>-4986.38</text:p>
          </table:table-cell>
        </table:table-row>
        <table:table-row table:style-name="ro1">
          <table:table-cell office:value-type="float" office:value="1.51928">
            <text:p>1.51928</text:p>
          </table:table-cell>
          <table:table-cell office:value-type="float" office:value="-3684">
            <text:p>-3684</text:p>
          </table:table-cell>
          <table:table-cell office:value-type="float" office:value="-4013.09">
            <text:p>-4013.09</text:p>
          </table:table-cell>
          <table:table-cell office:value-type="float" office:value="-3354.9">
            <text:p>-3354.9</text:p>
          </table:table-cell>
          <table:table-cell office:value-type="float" office:value="1.51928">
            <text:p>1.51928</text:p>
          </table:table-cell>
          <table:table-cell office:value-type="float" office:value="-4519.45">
            <text:p>-4519.45</text:p>
          </table:table-cell>
        </table:table-row>
        <table:table-row table:style-name="ro1">
          <table:table-cell office:value-type="float" office:value="1.60357">
            <text:p>1.60357</text:p>
          </table:table-cell>
          <table:table-cell office:value-type="float" office:value="-3649.31">
            <text:p>-3649.31</text:p>
          </table:table-cell>
          <table:table-cell office:value-type="float" office:value="-3845.51">
            <text:p>-3845.51</text:p>
          </table:table-cell>
          <table:table-cell office:value-type="float" office:value="-3453.1">
            <text:p>-3453.1</text:p>
          </table:table-cell>
          <table:table-cell office:value-type="float" office:value="1.60357">
            <text:p>1.60357</text:p>
          </table:table-cell>
          <table:table-cell office:value-type="float" office:value="-4136.02">
            <text:p>-4136.02</text:p>
          </table:table-cell>
        </table:table-row>
        <table:table-row table:style-name="ro1">
          <table:table-cell office:value-type="float" office:value="1.68853">
            <text:p>1.68853</text:p>
          </table:table-cell>
          <table:table-cell office:value-type="float" office:value="-3177.71">
            <text:p>-3177.71</text:p>
          </table:table-cell>
          <table:table-cell office:value-type="float" office:value="-3320.02">
            <text:p>-3320.02</text:p>
          </table:table-cell>
          <table:table-cell office:value-type="float" office:value="-3035.4">
            <text:p>-3035.4</text:p>
          </table:table-cell>
          <table:table-cell office:value-type="float" office:value="1.68853">
            <text:p>1.68853</text:p>
          </table:table-cell>
          <table:table-cell office:value-type="float" office:value="-3821.43">
            <text:p>-3821.43</text:p>
          </table:table-cell>
        </table:table-row>
        <table:table-row table:style-name="ro1">
          <table:table-cell office:value-type="float" office:value="1.77417">
            <text:p>1.77417</text:p>
          </table:table-cell>
          <table:table-cell office:value-type="float" office:value="-2969.37">
            <text:p>-2969.37</text:p>
          </table:table-cell>
          <table:table-cell office:value-type="float" office:value="-3147.2">
            <text:p>-3147.2</text:p>
          </table:table-cell>
          <table:table-cell office:value-type="float" office:value="-2791.53">
            <text:p>-2791.53</text:p>
          </table:table-cell>
          <table:table-cell office:value-type="float" office:value="1.77417">
            <text:p>1.77417</text:p>
          </table:table-cell>
          <table:table-cell office:value-type="float" office:value="-3562.75">
            <text:p>-3562.75</text:p>
          </table:table-cell>
        </table:table-row>
        <table:table-row table:style-name="ro1">
          <table:table-cell office:value-type="float" office:value="1.86051">
            <text:p>1.86051</text:p>
          </table:table-cell>
          <table:table-cell office:value-type="float" office:value="-2386.73">
            <text:p>-2386.73</text:p>
          </table:table-cell>
          <table:table-cell office:value-type="float" office:value="-2728.97">
            <text:p>-2728.97</text:p>
          </table:table-cell>
          <table:table-cell office:value-type="float" office:value="-2044.49">
            <text:p>-2044.49</text:p>
          </table:table-cell>
          <table:table-cell office:value-type="float" office:value="1.86051">
            <text:p>1.86051</text:p>
          </table:table-cell>
          <table:table-cell office:value-type="float" office:value="-3349.16">
            <text:p>-3349.16</text:p>
          </table:table-cell>
        </table:table-row>
        <table:table-row table:style-name="ro1">
          <table:table-cell office:value-type="float" office:value="1.94755">
            <text:p>1.94755</text:p>
          </table:table-cell>
          <table:table-cell office:value-type="float" office:value="-1970.38">
            <text:p>-1970.38</text:p>
          </table:table-cell>
          <table:table-cell office:value-type="float" office:value="-2359.03">
            <text:p>-2359.03</text:p>
          </table:table-cell>
          <table:table-cell office:value-type="float" office:value="-1581.73">
            <text:p>-1581.73</text:p>
          </table:table-cell>
          <table:table-cell office:value-type="float" office:value="1.94755">
            <text:p>1.94755</text:p>
          </table:table-cell>
          <table:table-cell office:value-type="float" office:value="-3171.85">
            <text:p>-3171.85</text:p>
          </table:table-cell>
        </table:table-row>
        <table:table-row table:style-name="ro1">
          <table:table-cell office:value-type="float" office:value="2.03529">
            <text:p>2.03529</text:p>
          </table:table-cell>
          <table:table-cell office:value-type="float" office:value="-2388.13">
            <text:p>-2388.13</text:p>
          </table:table-cell>
          <table:table-cell office:value-type="float" office:value="-2610.43">
            <text:p>-2610.43</text:p>
          </table:table-cell>
          <table:table-cell office:value-type="float" office:value="-2165.83">
            <text:p>-2165.83</text:p>
          </table:table-cell>
          <table:table-cell office:value-type="float" office:value="2.03529">
            <text:p>2.03529</text:p>
          </table:table-cell>
          <table:table-cell office:value-type="float" office:value="-3023.75">
            <text:p>-3023.75</text:p>
          </table:table-cell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115956">
            <text:p>0.115956</text:p>
          </table:table-cell>
          <table:table-cell office:value-type="float" office:value="-16376.5">
            <text:p>-16376.5</text:p>
          </table:table-cell>
          <table:table-cell office:value-type="float" office:value="-16586.4">
            <text:p>-16586.4</text:p>
          </table:table-cell>
          <table:table-cell office:value-type="float" office:value="-16166.5">
            <text:p>-16166.5</text:p>
          </table:table-cell>
          <table:table-cell office:value-type="float" office:value="0.115956">
            <text:p>0.115956</text:p>
          </table:table-cell>
          <table:table-cell office:value-type="float" office:value="-16087.7">
            <text:p>-16087.7</text:p>
          </table:table-cell>
        </table:table-row>
        <table:table-row table:style-name="ro1">
          <table:table-cell office:value-type="float" office:value="0.174583">
            <text:p>0.174583</text:p>
          </table:table-cell>
          <table:table-cell office:value-type="float" office:value="-16565">
            <text:p>-16565</text:p>
          </table:table-cell>
          <table:table-cell office:value-type="float" office:value="-16974.2">
            <text:p>-16974.2</text:p>
          </table:table-cell>
          <table:table-cell office:value-type="float" office:value="-16155.9">
            <text:p>-16155.9</text:p>
          </table:table-cell>
          <table:table-cell office:value-type="float" office:value="0.174583">
            <text:p>0.174583</text:p>
          </table:table-cell>
          <table:table-cell office:value-type="float" office:value="-15896.1">
            <text:p>-15896.1</text:p>
          </table:table-cell>
        </table:table-row>
        <table:table-row table:style-name="ro1">
          <table:table-cell office:value-type="float" office:value="0.23365">
            <text:p>0.23365</text:p>
          </table:table-cell>
          <table:table-cell office:value-type="float" office:value="-16217.7">
            <text:p>-16217.7</text:p>
          </table:table-cell>
          <table:table-cell office:value-type="float" office:value="-16684.5">
            <text:p>-16684.5</text:p>
          </table:table-cell>
          <table:table-cell office:value-type="float" office:value="-15750.8">
            <text:p>-15750.8</text:p>
          </table:table-cell>
          <table:table-cell office:value-type="float" office:value="0.23365">
            <text:p>0.23365</text:p>
          </table:table-cell>
          <table:table-cell office:value-type="float" office:value="-15674.1">
            <text:p>-15674.1</text:p>
          </table:table-cell>
        </table:table-row>
        <table:table-row table:style-name="ro1">
          <table:table-cell office:value-type="float" office:value="0.29316">
            <text:p>0.29316</text:p>
          </table:table-cell>
          <table:table-cell office:value-type="float" office:value="-15767.9">
            <text:p>-15767.9</text:p>
          </table:table-cell>
          <table:table-cell office:value-type="float" office:value="-16048.6">
            <text:p>-16048.6</text:p>
          </table:table-cell>
          <table:table-cell office:value-type="float" office:value="-15487.1">
            <text:p>-15487.1</text:p>
          </table:table-cell>
          <table:table-cell office:value-type="float" office:value="0.29316">
            <text:p>0.29316</text:p>
          </table:table-cell>
          <table:table-cell office:value-type="float" office:value="-15415.9">
            <text:p>-15415.9</text:p>
          </table:table-cell>
        </table:table-row>
        <table:table-row table:style-name="ro1">
          <table:table-cell office:value-type="float" office:value="0.353119">
            <text:p>0.353119</text:p>
          </table:table-cell>
          <table:table-cell office:value-type="float" office:value="-15328.9">
            <text:p>-15328.9</text:p>
          </table:table-cell>
          <table:table-cell office:value-type="float" office:value="-15610">
            <text:p>-15610</text:p>
          </table:table-cell>
          <table:table-cell office:value-type="float" office:value="-15047.9">
            <text:p>-15047.9</text:p>
          </table:table-cell>
          <table:table-cell office:value-type="float" office:value="0.353119">
            <text:p>0.353119</text:p>
          </table:table-cell>
          <table:table-cell office:value-type="float" office:value="-15115">
            <text:p>-15115</text:p>
          </table:table-cell>
        </table:table-row>
        <table:table-row table:style-name="ro1">
          <table:table-cell office:value-type="float" office:value="0.413532">
            <text:p>0.413532</text:p>
          </table:table-cell>
          <table:table-cell office:value-type="float" office:value="-14954.1">
            <text:p>-14954.1</text:p>
          </table:table-cell>
          <table:table-cell office:value-type="float" office:value="-15241.6">
            <text:p>-15241.6</text:p>
          </table:table-cell>
          <table:table-cell office:value-type="float" office:value="-14666.7">
            <text:p>-14666.7</text:p>
          </table:table-cell>
          <table:table-cell office:value-type="float" office:value="0.413532">
            <text:p>0.413532</text:p>
          </table:table-cell>
          <table:table-cell office:value-type="float" office:value="-14764.2">
            <text:p>-14764.2</text:p>
          </table:table-cell>
        </table:table-row>
        <table:table-row table:style-name="ro1">
          <table:table-cell office:value-type="float" office:value="0.474404">
            <text:p>0.474404</text:p>
          </table:table-cell>
          <table:table-cell office:value-type="float" office:value="-14451.6">
            <text:p>-14451.6</text:p>
          </table:table-cell>
          <table:table-cell office:value-type="float" office:value="-14668.7">
            <text:p>-14668.7</text:p>
          </table:table-cell>
          <table:table-cell office:value-type="float" office:value="-14234.5">
            <text:p>-14234.5</text:p>
          </table:table-cell>
          <table:table-cell office:value-type="float" office:value="0.474404">
            <text:p>0.474404</text:p>
          </table:table-cell>
          <table:table-cell office:value-type="float" office:value="-14355.6">
            <text:p>-14355.6</text:p>
          </table:table-cell>
        </table:table-row>
        <table:table-row table:style-name="ro1">
          <table:table-cell office:value-type="float" office:value="0.535742">
            <text:p>0.535742</text:p>
          </table:table-cell>
          <table:table-cell office:value-type="float" office:value="-13771.2">
            <text:p>-13771.2</text:p>
          </table:table-cell>
          <table:table-cell office:value-type="float" office:value="-13968.3">
            <text:p>-13968.3</text:p>
          </table:table-cell>
          <table:table-cell office:value-type="float" office:value="-13574.1">
            <text:p>-13574.1</text:p>
          </table:table-cell>
          <table:table-cell office:value-type="float" office:value="0.535742">
            <text:p>0.535742</text:p>
          </table:table-cell>
          <table:table-cell office:value-type="float" office:value="-13881.6">
            <text:p>-13881.6</text:p>
          </table:table-cell>
        </table:table-row>
        <table:table-row table:style-name="ro1">
          <table:table-cell office:value-type="float" office:value="0.597549">
            <text:p>0.597549</text:p>
          </table:table-cell>
          <table:table-cell office:value-type="float" office:value="-13044.6">
            <text:p>-13044.6</text:p>
          </table:table-cell>
          <table:table-cell office:value-type="float" office:value="-13271">
            <text:p>-13271</text:p>
          </table:table-cell>
          <table:table-cell office:value-type="float" office:value="-12818.2">
            <text:p>-12818.2</text:p>
          </table:table-cell>
          <table:table-cell office:value-type="float" office:value="0.597549">
            <text:p>0.597549</text:p>
          </table:table-cell>
          <table:table-cell office:value-type="float" office:value="-13335.5">
            <text:p>-13335.5</text:p>
          </table:table-cell>
        </table:table-row>
        <table:table-row table:style-name="ro1">
          <table:table-cell office:value-type="float" office:value="0.659831">
            <text:p>0.659831</text:p>
          </table:table-cell>
          <table:table-cell office:value-type="float" office:value="-12448.5">
            <text:p>-12448.5</text:p>
          </table:table-cell>
          <table:table-cell office:value-type="float" office:value="-12802.8">
            <text:p>-12802.8</text:p>
          </table:table-cell>
          <table:table-cell office:value-type="float" office:value="-12094.1">
            <text:p>-12094.1</text:p>
          </table:table-cell>
          <table:table-cell office:value-type="float" office:value="0.659831">
            <text:p>0.659831</text:p>
          </table:table-cell>
          <table:table-cell office:value-type="float" office:value="-12713.1">
            <text:p>-12713.1</text:p>
          </table:table-cell>
        </table:table-row>
        <table:table-row table:style-name="ro1">
          <table:table-cell office:value-type="float" office:value="0.722594">
            <text:p>0.722594</text:p>
          </table:table-cell>
          <table:table-cell office:value-type="float" office:value="-11606">
            <text:p>-11606</text:p>
          </table:table-cell>
          <table:table-cell office:value-type="float" office:value="-11992.8">
            <text:p>-11992.8</text:p>
          </table:table-cell>
          <table:table-cell office:value-type="float" office:value="-11219.1">
            <text:p>-11219.1</text:p>
          </table:table-cell>
          <table:table-cell office:value-type="float" office:value="0.722594">
            <text:p>0.722594</text:p>
          </table:table-cell>
          <table:table-cell office:value-type="float" office:value="-12014.9">
            <text:p>-12014.9</text:p>
          </table:table-cell>
        </table:table-row>
        <table:table-row table:style-name="ro1">
          <table:table-cell office:value-type="float" office:value="0.785843">
            <text:p>0.785843</text:p>
          </table:table-cell>
          <table:table-cell office:value-type="float" office:value="-10635.8">
            <text:p>-10635.8</text:p>
          </table:table-cell>
          <table:table-cell office:value-type="float" office:value="-10919.9">
            <text:p>-10919.9</text:p>
          </table:table-cell>
          <table:table-cell office:value-type="float" office:value="-10351.6">
            <text:p>-10351.6</text:p>
          </table:table-cell>
          <table:table-cell office:value-type="float" office:value="0.785843">
            <text:p>0.785843</text:p>
          </table:table-cell>
          <table:table-cell office:value-type="float" office:value="-11247.2">
            <text:p>-11247.2</text:p>
          </table:table-cell>
        </table:table-row>
        <table:table-row table:style-name="ro1">
          <table:table-cell office:value-type="float" office:value="0.849585">
            <text:p>0.849585</text:p>
          </table:table-cell>
          <table:table-cell office:value-type="float" office:value="-9779.64">
            <text:p>-9779.64</text:p>
          </table:table-cell>
          <table:table-cell office:value-type="float" office:value="-10018.9">
            <text:p>-10018.9</text:p>
          </table:table-cell>
          <table:table-cell office:value-type="float" office:value="-9540.4">
            <text:p>-9540.4</text:p>
          </table:table-cell>
          <table:table-cell office:value-type="float" office:value="0.849585">
            <text:p>0.849585</text:p>
          </table:table-cell>
          <table:table-cell office:value-type="float" office:value="-10424.2">
            <text:p>-10424.2</text:p>
          </table:table-cell>
        </table:table-row>
        <table:table-row table:style-name="ro1">
          <table:table-cell office:value-type="float" office:value="0.913824">
            <text:p>0.913824</text:p>
          </table:table-cell>
          <table:table-cell office:value-type="float" office:value="-9101.75">
            <text:p>-9101.75</text:p>
          </table:table-cell>
          <table:table-cell office:value-type="float" office:value="-9331.85">
            <text:p>-9331.85</text:p>
          </table:table-cell>
          <table:table-cell office:value-type="float" office:value="-8871.64">
            <text:p>-8871.64</text:p>
          </table:table-cell>
          <table:table-cell office:value-type="float" office:value="0.913824">
            <text:p>0.913824</text:p>
          </table:table-cell>
          <table:table-cell office:value-type="float" office:value="-9567.29">
            <text:p>-9567.29</text:p>
          </table:table-cell>
        </table:table-row>
        <table:table-row table:style-name="ro1">
          <table:table-cell office:value-type="float" office:value="0.978568">
            <text:p>0.978568</text:p>
          </table:table-cell>
          <table:table-cell office:value-type="float" office:value="-8281.16">
            <text:p>-8281.16</text:p>
          </table:table-cell>
          <table:table-cell office:value-type="float" office:value="-8517.26">
            <text:p>-8517.26</text:p>
          </table:table-cell>
          <table:table-cell office:value-type="float" office:value="-8045.05">
            <text:p>-8045.05</text:p>
          </table:table-cell>
          <table:table-cell office:value-type="float" office:value="0.978568">
            <text:p>0.978568</text:p>
          </table:table-cell>
          <table:table-cell office:value-type="float" office:value="-8702.98">
            <text:p>-8702.98</text:p>
          </table:table-cell>
        </table:table-row>
        <table:table-row table:style-name="ro1">
          <table:table-cell office:value-type="float" office:value="1.04382">
            <text:p>1.04382</text:p>
          </table:table-cell>
          <table:table-cell office:value-type="float" office:value="-7513.38">
            <text:p>-7513.38</text:p>
          </table:table-cell>
          <table:table-cell office:value-type="float" office:value="-7679.17">
            <text:p>-7679.17</text:p>
          </table:table-cell>
          <table:table-cell office:value-type="float" office:value="-7347.59">
            <text:p>-7347.59</text:p>
          </table:table-cell>
          <table:table-cell office:value-type="float" office:value="1.04382">
            <text:p>1.04382</text:p>
          </table:table-cell>
          <table:table-cell office:value-type="float" office:value="-7859.13">
            <text:p>-7859.13</text:p>
          </table:table-cell>
        </table:table-row>
        <table:table-row table:style-name="ro1">
          <table:table-cell office:value-type="float" office:value="1.10959">
            <text:p>1.10959</text:p>
          </table:table-cell>
          <table:table-cell office:value-type="float" office:value="-6928.73">
            <text:p>-6928.73</text:p>
          </table:table-cell>
          <table:table-cell office:value-type="float" office:value="-7110.11">
            <text:p>-7110.11</text:p>
          </table:table-cell>
          <table:table-cell office:value-type="float" office:value="-6747.35">
            <text:p>-6747.35</text:p>
          </table:table-cell>
          <table:table-cell office:value-type="float" office:value="1.10959">
            <text:p>1.10959</text:p>
          </table:table-cell>
          <table:table-cell office:value-type="float" office:value="-7060.6">
            <text:p>-7060.6</text:p>
          </table:table-cell>
        </table:table-row>
        <table:table-row table:style-name="ro1">
          <table:table-cell office:value-type="float" office:value="1.17588">
            <text:p>1.17588</text:p>
          </table:table-cell>
          <table:table-cell office:value-type="float" office:value="-6315.24">
            <text:p>-6315.24</text:p>
          </table:table-cell>
          <table:table-cell office:value-type="float" office:value="-6516.82">
            <text:p>-6516.82</text:p>
          </table:table-cell>
          <table:table-cell office:value-type="float" office:value="-6113.67">
            <text:p>-6113.67</text:p>
          </table:table-cell>
          <table:table-cell office:value-type="float" office:value="1.17588">
            <text:p>1.17588</text:p>
          </table:table-cell>
          <table:table-cell office:value-type="float" office:value="-6325.95">
            <text:p>-6325.95</text:p>
          </table:table-cell>
        </table:table-row>
        <table:table-row table:style-name="ro1">
          <table:table-cell office:value-type="float" office:value="1.2427">
            <text:p>1.2427</text:p>
          </table:table-cell>
          <table:table-cell office:value-type="float" office:value="-5765.19">
            <text:p>-5765.19</text:p>
          </table:table-cell>
          <table:table-cell office:value-type="float" office:value="-5918.53">
            <text:p>-5918.53</text:p>
          </table:table-cell>
          <table:table-cell office:value-type="float" office:value="-5611.84">
            <text:p>-5611.84</text:p>
          </table:table-cell>
          <table:table-cell office:value-type="float" office:value="1.2427">
            <text:p>1.2427</text:p>
          </table:table-cell>
          <table:table-cell office:value-type="float" office:value="-5666.02">
            <text:p>-5666.02</text:p>
          </table:table-cell>
        </table:table-row>
        <table:table-row table:style-name="ro1">
          <table:table-cell office:value-type="float" office:value="1.31005">
            <text:p>1.31005</text:p>
          </table:table-cell>
          <table:table-cell office:value-type="float" office:value="-5294.21">
            <text:p>-5294.21</text:p>
          </table:table-cell>
          <table:table-cell office:value-type="float" office:value="-5500.27">
            <text:p>-5500.27</text:p>
          </table:table-cell>
          <table:table-cell office:value-type="float" office:value="-5088.14">
            <text:p>-5088.14</text:p>
          </table:table-cell>
          <table:table-cell office:value-type="float" office:value="1.31005">
            <text:p>1.31005</text:p>
          </table:table-cell>
          <table:table-cell office:value-type="float" office:value="-5084.39">
            <text:p>-5084.39</text:p>
          </table:table-cell>
        </table:table-row>
        <table:table-row table:style-name="ro1">
          <table:table-cell office:value-type="float" office:value="1.37794">
            <text:p>1.37794</text:p>
          </table:table-cell>
          <table:table-cell office:value-type="float" office:value="-4797">
            <text:p>-4797</text:p>
          </table:table-cell>
          <table:table-cell office:value-type="float" office:value="-5239.19">
            <text:p>-5239.19</text:p>
          </table:table-cell>
          <table:table-cell office:value-type="float" office:value="-4354.81">
            <text:p>-4354.81</text:p>
          </table:table-cell>
          <table:table-cell office:value-type="float" office:value="1.37794">
            <text:p>1.37794</text:p>
          </table:table-cell>
          <table:table-cell office:value-type="float" office:value="-4579">
            <text:p>-4579</text:p>
          </table:table-cell>
        </table:table-row>
        <table:table-row table:style-name="ro1">
          <table:table-cell office:value-type="float" office:value="1.44639">
            <text:p>1.44639</text:p>
          </table:table-cell>
          <table:table-cell office:value-type="float" office:value="-3991.42">
            <text:p>-3991.42</text:p>
          </table:table-cell>
          <table:table-cell office:value-type="float" office:value="-4356.8">
            <text:p>-4356.8</text:p>
          </table:table-cell>
          <table:table-cell office:value-type="float" office:value="-3626.04">
            <text:p>-3626.04</text:p>
          </table:table-cell>
          <table:table-cell office:value-type="float" office:value="1.44639">
            <text:p>1.44639</text:p>
          </table:table-cell>
          <table:table-cell office:value-type="float" office:value="-4144.14">
            <text:p>-4144.14</text:p>
          </table:table-cell>
        </table:table-row>
        <table:table-row table:style-name="ro1">
          <table:table-cell office:value-type="float" office:value="1.51538">
            <text:p>1.51538</text:p>
          </table:table-cell>
          <table:table-cell office:value-type="float" office:value="-3851.49">
            <text:p>-3851.49</text:p>
          </table:table-cell>
          <table:table-cell office:value-type="float" office:value="-3971.01">
            <text:p>-3971.01</text:p>
          </table:table-cell>
          <table:table-cell office:value-type="float" office:value="-3731.97">
            <text:p>-3731.97</text:p>
          </table:table-cell>
          <table:table-cell office:value-type="float" office:value="1.51538">
            <text:p>1.51538</text:p>
          </table:table-cell>
          <table:table-cell office:value-type="float" office:value="-3772.24">
            <text:p>-3772.24</text:p>
          </table:table-cell>
        </table:table-row>
        <table:table-row table:style-name="ro1">
          <table:table-cell office:value-type="float" office:value="1.58494">
            <text:p>1.58494</text:p>
          </table:table-cell>
          <table:table-cell office:value-type="float" office:value="-4137.96">
            <text:p>-4137.96</text:p>
          </table:table-cell>
          <table:table-cell office:value-type="float" office:value="-4294.6">
            <text:p>-4294.6</text:p>
          </table:table-cell>
          <table:table-cell office:value-type="float" office:value="-3981.32">
            <text:p>-3981.32</text:p>
          </table:table-cell>
          <table:table-cell office:value-type="float" office:value="1.58494">
            <text:p>1.58494</text:p>
          </table:table-cell>
          <table:table-cell office:value-type="float" office:value="-3455.18">
            <text:p>-3455.18</text:p>
          </table:table-cell>
        </table:table-row>
        <table:table-row table:style-name="ro1">
          <table:table-cell office:value-type="float" office:value="1.65506">
            <text:p>1.65506</text:p>
          </table:table-cell>
          <table:table-cell office:value-type="float" office:value="-3033.22">
            <text:p>-3033.22</text:p>
          </table:table-cell>
          <table:table-cell office:value-type="float" office:value="-3237.53">
            <text:p>-3237.53</text:p>
          </table:table-cell>
          <table:table-cell office:value-type="float" office:value="-2828.92">
            <text:p>-2828.92</text:p>
          </table:table-cell>
          <table:table-cell office:value-type="float" office:value="1.65506">
            <text:p>1.65506</text:p>
          </table:table-cell>
          <table:table-cell office:value-type="float" office:value="-3185.07">
            <text:p>-3185.07</text:p>
          </table:table-cell>
        </table:table-row>
      </table:table>
      <table:table table:name="Sheet4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166935">
            <text:p>0.166935</text:p>
          </table:table-cell>
          <table:table-cell office:value-type="float" office:value="-18413.5">
            <text:p>-18413.5</text:p>
          </table:table-cell>
          <table:table-cell office:value-type="float" office:value="-18978.9">
            <text:p>-18978.9</text:p>
          </table:table-cell>
          <table:table-cell office:value-type="float" office:value="-17848">
            <text:p>-17848</text:p>
          </table:table-cell>
          <table:table-cell office:value-type="float" office:value="0.166935">
            <text:p>0.166935</text:p>
          </table:table-cell>
          <table:table-cell office:value-type="float" office:value="-15410.9">
            <text:p>-15410.9</text:p>
          </table:table-cell>
        </table:table-row>
        <table:table-row table:style-name="ro1">
          <table:table-cell office:value-type="float" office:value="0.27926">
            <text:p>0.27926</text:p>
          </table:table-cell>
          <table:table-cell office:value-type="float" office:value="-16130.3">
            <text:p>-16130.3</text:p>
          </table:table-cell>
          <table:table-cell office:value-type="float" office:value="-16563.3">
            <text:p>-16563.3</text:p>
          </table:table-cell>
          <table:table-cell office:value-type="float" office:value="-15697.3">
            <text:p>-15697.3</text:p>
          </table:table-cell>
          <table:table-cell office:value-type="float" office:value="0.27926">
            <text:p>0.27926</text:p>
          </table:table-cell>
          <table:table-cell office:value-type="float" office:value="-14958.8">
            <text:p>-14958.8</text:p>
          </table:table-cell>
        </table:table-row>
        <table:table-row table:style-name="ro1">
          <table:table-cell office:value-type="float" office:value="0.392426">
            <text:p>0.392426</text:p>
          </table:table-cell>
          <table:table-cell office:value-type="float" office:value="-15579.8">
            <text:p>-15579.8</text:p>
          </table:table-cell>
          <table:table-cell office:value-type="float" office:value="-16014">
            <text:p>-16014</text:p>
          </table:table-cell>
          <table:table-cell office:value-type="float" office:value="-15145.5">
            <text:p>-15145.5</text:p>
          </table:table-cell>
          <table:table-cell office:value-type="float" office:value="0.392426">
            <text:p>0.392426</text:p>
          </table:table-cell>
          <table:table-cell office:value-type="float" office:value="-14374">
            <text:p>-14374</text:p>
          </table:table-cell>
        </table:table-row>
        <table:table-row table:style-name="ro1">
          <table:table-cell office:value-type="float" office:value="0.50644">
            <text:p>0.50644</text:p>
          </table:table-cell>
          <table:table-cell office:value-type="float" office:value="-14980.7">
            <text:p>-14980.7</text:p>
          </table:table-cell>
          <table:table-cell office:value-type="float" office:value="-15671">
            <text:p>-15671</text:p>
          </table:table-cell>
          <table:table-cell office:value-type="float" office:value="-14290.5">
            <text:p>-14290.5</text:p>
          </table:table-cell>
          <table:table-cell office:value-type="float" office:value="0.50644">
            <text:p>0.50644</text:p>
          </table:table-cell>
          <table:table-cell office:value-type="float" office:value="-13621.2">
            <text:p>-13621.2</text:p>
          </table:table-cell>
        </table:table-row>
        <table:table-row table:style-name="ro1">
          <table:table-cell office:value-type="float" office:value="0.621313">
            <text:p>0.621313</text:p>
          </table:table-cell>
          <table:table-cell office:value-type="float" office:value="-13275.5">
            <text:p>-13275.5</text:p>
          </table:table-cell>
          <table:table-cell office:value-type="float" office:value="-14062">
            <text:p>-14062</text:p>
          </table:table-cell>
          <table:table-cell office:value-type="float" office:value="-12489">
            <text:p>-12489</text:p>
          </table:table-cell>
          <table:table-cell office:value-type="float" office:value="0.621313">
            <text:p>0.621313</text:p>
          </table:table-cell>
          <table:table-cell office:value-type="float" office:value="-12669.3">
            <text:p>-12669.3</text:p>
          </table:table-cell>
        </table:table-row>
        <table:table-row table:style-name="ro1">
          <table:table-cell office:value-type="float" office:value="0.737054">
            <text:p>0.737054</text:p>
          </table:table-cell>
          <table:table-cell office:value-type="float" office:value="-12118.3">
            <text:p>-12118.3</text:p>
          </table:table-cell>
          <table:table-cell office:value-type="float" office:value="-12644.7">
            <text:p>-12644.7</text:p>
          </table:table-cell>
          <table:table-cell office:value-type="float" office:value="-11591.9">
            <text:p>-11591.9</text:p>
          </table:table-cell>
          <table:table-cell office:value-type="float" office:value="0.737054">
            <text:p>0.737054</text:p>
          </table:table-cell>
          <table:table-cell office:value-type="float" office:value="-11508.5">
            <text:p>-11508.5</text:p>
          </table:table-cell>
        </table:table-row>
        <table:table-row table:style-name="ro1">
          <table:table-cell office:value-type="float" office:value="0.853674">
            <text:p>0.853674</text:p>
          </table:table-cell>
          <table:table-cell office:value-type="float" office:value="-11042.7">
            <text:p>-11042.7</text:p>
          </table:table-cell>
          <table:table-cell office:value-type="float" office:value="-11489.5">
            <text:p>-11489.5</text:p>
          </table:table-cell>
          <table:table-cell office:value-type="float" office:value="-10595.9">
            <text:p>-10595.9</text:p>
          </table:table-cell>
          <table:table-cell office:value-type="float" office:value="0.853674">
            <text:p>0.853674</text:p>
          </table:table-cell>
          <table:table-cell office:value-type="float" office:value="-10171.7">
            <text:p>-10171.7</text:p>
          </table:table-cell>
        </table:table-row>
        <table:table-row table:style-name="ro1">
          <table:table-cell office:value-type="float" office:value="0.971182">
            <text:p>0.971182</text:p>
          </table:table-cell>
          <table:table-cell office:value-type="float" office:value="-9340.12">
            <text:p>-9340.12</text:p>
          </table:table-cell>
          <table:table-cell office:value-type="float" office:value="-9816.09">
            <text:p>-9816.09</text:p>
          </table:table-cell>
          <table:table-cell office:value-type="float" office:value="-8864.14">
            <text:p>-8864.14</text:p>
          </table:table-cell>
          <table:table-cell office:value-type="float" office:value="0.971182">
            <text:p>0.971182</text:p>
          </table:table-cell>
          <table:table-cell office:value-type="float" office:value="-8746.18">
            <text:p>-8746.18</text:p>
          </table:table-cell>
        </table:table-row>
        <table:table-row table:style-name="ro1">
          <table:table-cell office:value-type="float" office:value="1.08959">
            <text:p>1.08959</text:p>
          </table:table-cell>
          <table:table-cell office:value-type="float" office:value="-8203.92">
            <text:p>-8203.92</text:p>
          </table:table-cell>
          <table:table-cell office:value-type="float" office:value="-8708.59">
            <text:p>-8708.59</text:p>
          </table:table-cell>
          <table:table-cell office:value-type="float" office:value="-7699.26">
            <text:p>-7699.26</text:p>
          </table:table-cell>
          <table:table-cell office:value-type="float" office:value="1.08959">
            <text:p>1.08959</text:p>
          </table:table-cell>
          <table:table-cell office:value-type="float" office:value="-7353.07">
            <text:p>-7353.07</text:p>
          </table:table-cell>
        </table:table-row>
        <table:table-row table:style-name="ro1">
          <table:table-cell office:value-type="float" office:value="1.2089">
            <text:p>1.2089</text:p>
          </table:table-cell>
          <table:table-cell office:value-type="float" office:value="-6795.03">
            <text:p>-6795.03</text:p>
          </table:table-cell>
          <table:table-cell office:value-type="float" office:value="-7302.95">
            <text:p>-7302.95</text:p>
          </table:table-cell>
          <table:table-cell office:value-type="float" office:value="-6287.12">
            <text:p>-6287.12</text:p>
          </table:table-cell>
          <table:table-cell office:value-type="float" office:value="1.2089">
            <text:p>1.2089</text:p>
          </table:table-cell>
          <table:table-cell office:value-type="float" office:value="-6101.59">
            <text:p>-6101.59</text:p>
          </table:table-cell>
        </table:table-row>
        <table:table-row table:style-name="ro1">
          <table:table-cell office:value-type="float" office:value="1.32914">
            <text:p>1.32914</text:p>
          </table:table-cell>
          <table:table-cell office:value-type="float" office:value="-5995.12">
            <text:p>-5995.12</text:p>
          </table:table-cell>
          <table:table-cell office:value-type="float" office:value="-6390.03">
            <text:p>-6390.03</text:p>
          </table:table-cell>
          <table:table-cell office:value-type="float" office:value="-5600.2">
            <text:p>-5600.2</text:p>
          </table:table-cell>
          <table:table-cell office:value-type="float" office:value="1.32914">
            <text:p>1.32914</text:p>
          </table:table-cell>
          <table:table-cell office:value-type="float" office:value="-5052.23">
            <text:p>-5052.23</text:p>
          </table:table-cell>
        </table:table-row>
        <table:table-row table:style-name="ro1">
          <table:table-cell office:value-type="float" office:value="1.4503">
            <text:p>1.4503</text:p>
          </table:table-cell>
          <table:table-cell office:value-type="float" office:value="-5210.33">
            <text:p>-5210.33</text:p>
          </table:table-cell>
          <table:table-cell office:value-type="float" office:value="-5705.42">
            <text:p>-5705.42</text:p>
          </table:table-cell>
          <table:table-cell office:value-type="float" office:value="-4715.24">
            <text:p>-4715.24</text:p>
          </table:table-cell>
          <table:table-cell office:value-type="float" office:value="1.4503">
            <text:p>1.4503</text:p>
          </table:table-cell>
          <table:table-cell office:value-type="float" office:value="-4213.46">
            <text:p>-4213.46</text:p>
          </table:table-cell>
        </table:table-row>
        <table:table-row table:style-name="ro1">
          <table:table-cell office:value-type="float" office:value="1.57241">
            <text:p>1.57241</text:p>
          </table:table-cell>
          <table:table-cell office:value-type="float" office:value="-4280.42">
            <text:p>-4280.42</text:p>
          </table:table-cell>
          <table:table-cell office:value-type="float" office:value="-4982.92">
            <text:p>-4982.92</text:p>
          </table:table-cell>
          <table:table-cell office:value-type="float" office:value="-3577.93">
            <text:p>-3577.93</text:p>
          </table:table-cell>
          <table:table-cell office:value-type="float" office:value="1.57241">
            <text:p>1.57241</text:p>
          </table:table-cell>
          <table:table-cell office:value-type="float" office:value="-3561.25">
            <text:p>-3561.25</text:p>
          </table:table-cell>
        </table:table-row>
        <table:table-row table:style-name="ro1">
          <table:table-cell office:value-type="float" office:value="1.69547">
            <text:p>1.69547</text:p>
          </table:table-cell>
          <table:table-cell office:value-type="float" office:value="-3655.99">
            <text:p>-3655.99</text:p>
          </table:table-cell>
          <table:table-cell office:value-type="float" office:value="-4110.4">
            <text:p>-4110.4</text:p>
          </table:table-cell>
          <table:table-cell office:value-type="float" office:value="-3201.59">
            <text:p>-3201.59</text:p>
          </table:table-cell>
          <table:table-cell office:value-type="float" office:value="1.69547">
            <text:p>1.69547</text:p>
          </table:table-cell>
          <table:table-cell office:value-type="float" office:value="-3060.03">
            <text:p>-3060.03</text:p>
          </table:table-cell>
        </table:table-row>
        <table:table-row table:style-name="ro1">
          <table:table-cell office:value-type="float" office:value="1.81949">
            <text:p>1.81949</text:p>
          </table:table-cell>
          <table:table-cell office:value-type="float" office:value="-2923.23">
            <text:p>-2923.23</text:p>
          </table:table-cell>
          <table:table-cell office:value-type="float" office:value="-3087.26">
            <text:p>-3087.26</text:p>
          </table:table-cell>
          <table:table-cell office:value-type="float" office:value="-2759.19">
            <text:p>-2759.19</text:p>
          </table:table-cell>
          <table:table-cell office:value-type="float" office:value="1.81949">
            <text:p>1.81949</text:p>
          </table:table-cell>
          <table:table-cell office:value-type="float" office:value="-2675.21">
            <text:p>-2675.21</text:p>
          </table:table-cell>
        </table:table-row>
        <table:table-row table:style-name="ro1">
          <table:table-cell office:value-type="float" office:value="1.94448">
            <text:p>1.94448</text:p>
          </table:table-cell>
          <table:table-cell office:value-type="float" office:value="-2510.85">
            <text:p>-2510.85</text:p>
          </table:table-cell>
          <table:table-cell office:value-type="float" office:value="-2668.53">
            <text:p>-2668.53</text:p>
          </table:table-cell>
          <table:table-cell office:value-type="float" office:value="-2353.16">
            <text:p>-2353.16</text:p>
          </table:table-cell>
          <table:table-cell office:value-type="float" office:value="1.94448">
            <text:p>1.94448</text:p>
          </table:table-cell>
          <table:table-cell office:value-type="float" office:value="-2378.11">
            <text:p>-2378.11</text:p>
          </table:table-cell>
        </table:table-row>
        <table:table-row table:style-name="ro1">
          <table:table-cell office:value-type="float" office:value="2.07046">
            <text:p>2.07046</text:p>
          </table:table-cell>
          <table:table-cell office:value-type="float" office:value="-2198.09">
            <text:p>-2198.09</text:p>
          </table:table-cell>
          <table:table-cell office:value-type="float" office:value="-2360.02">
            <text:p>-2360.02</text:p>
          </table:table-cell>
          <table:table-cell office:value-type="float" office:value="-2036.17">
            <text:p>-2036.17</text:p>
          </table:table-cell>
          <table:table-cell office:value-type="float" office:value="2.07046">
            <text:p>2.07046</text:p>
          </table:table-cell>
          <table:table-cell office:value-type="float" office:value="-2146.62">
            <text:p>-2146.62</text:p>
          </table:table-cell>
        </table:table-row>
        <table:table-row table:style-name="ro1">
          <table:table-cell office:value-type="float" office:value="2.19744">
            <text:p>2.19744</text:p>
          </table:table-cell>
          <table:table-cell office:value-type="float" office:value="-1933.68">
            <text:p>-1933.68</text:p>
          </table:table-cell>
          <table:table-cell office:value-type="float" office:value="-2090.85">
            <text:p>-2090.85</text:p>
          </table:table-cell>
          <table:table-cell office:value-type="float" office:value="-1776.52">
            <text:p>-1776.52</text:p>
          </table:table-cell>
          <table:table-cell office:value-type="float" office:value="2.19744">
            <text:p>2.19744</text:p>
          </table:table-cell>
          <table:table-cell office:value-type="float" office:value="-1964.26">
            <text:p>-1964.26</text:p>
          </table:table-cell>
        </table:table-row>
        <table:table-row table:style-name="ro1">
          <table:table-cell office:value-type="float" office:value="2.32543">
            <text:p>2.32543</text:p>
          </table:table-cell>
          <table:table-cell office:value-type="float" office:value="-1783.2">
            <text:p>-1783.2</text:p>
          </table:table-cell>
          <table:table-cell office:value-type="float" office:value="-1915.28">
            <text:p>-1915.28</text:p>
          </table:table-cell>
          <table:table-cell office:value-type="float" office:value="-1651.12">
            <text:p>-1651.12</text:p>
          </table:table-cell>
          <table:table-cell office:value-type="float" office:value="2.32543">
            <text:p>2.32543</text:p>
          </table:table-cell>
          <table:table-cell office:value-type="float" office:value="-1818.96">
            <text:p>-1818.96</text:p>
          </table:table-cell>
        </table:table-row>
        <table:table-row table:style-name="ro1">
          <table:table-cell office:value-type="float" office:value="2.45444">
            <text:p>2.45444</text:p>
          </table:table-cell>
          <table:table-cell office:value-type="float" office:value="-1515.06">
            <text:p>-1515.06</text:p>
          </table:table-cell>
          <table:table-cell office:value-type="float" office:value="-1642.38">
            <text:p>-1642.38</text:p>
          </table:table-cell>
          <table:table-cell office:value-type="float" office:value="-1387.74">
            <text:p>-1387.74</text:p>
          </table:table-cell>
          <table:table-cell office:value-type="float" office:value="2.45444">
            <text:p>2.45444</text:p>
          </table:table-cell>
          <table:table-cell office:value-type="float" office:value="-1701.83">
            <text:p>-1701.83</text:p>
          </table:table-cell>
        </table:table-row>
        <table:table-row table:style-name="ro1">
          <table:table-cell office:value-type="float" office:value="2.58448">
            <text:p>2.58448</text:p>
          </table:table-cell>
          <table:table-cell office:value-type="float" office:value="-1490.3">
            <text:p>-1490.3</text:p>
          </table:table-cell>
          <table:table-cell office:value-type="float" office:value="-1655.33">
            <text:p>-1655.33</text:p>
          </table:table-cell>
          <table:table-cell office:value-type="float" office:value="-1325.26">
            <text:p>-1325.26</text:p>
          </table:table-cell>
          <table:table-cell office:value-type="float" office:value="2.58448">
            <text:p>2.58448</text:p>
          </table:table-cell>
          <table:table-cell office:value-type="float" office:value="-1606.38">
            <text:p>-1606.38</text:p>
          </table:table-cell>
        </table:table-row>
        <table:table-row table:style-name="ro1">
          <table:table-cell office:value-type="float" office:value="2.71557">
            <text:p>2.71557</text:p>
          </table:table-cell>
          <table:table-cell office:value-type="float" office:value="-1364.59">
            <text:p>-1364.59</text:p>
          </table:table-cell>
          <table:table-cell office:value-type="float" office:value="-1545.44">
            <text:p>-1545.44</text:p>
          </table:table-cell>
          <table:table-cell office:value-type="float" office:value="-1183.74">
            <text:p>-1183.74</text:p>
          </table:table-cell>
          <table:table-cell office:value-type="float" office:value="2.71557">
            <text:p>2.71557</text:p>
          </table:table-cell>
          <table:table-cell office:value-type="float" office:value="-1527.77">
            <text:p>-1527.77</text:p>
          </table:table-cell>
        </table:table-row>
        <table:table-row table:style-name="ro1">
          <table:table-cell office:value-type="float" office:value="2.98094">
            <text:p>2.98094</text:p>
          </table:table-cell>
          <table:table-cell office:value-type="float" office:value="-793.776">
            <text:p>-793.776</text:p>
          </table:table-cell>
          <table:table-cell office:value-type="float" office:value="-1258.11">
            <text:p>-1258.11</text:p>
          </table:table-cell>
          <table:table-cell office:value-type="float" office:value="-329.442">
            <text:p>-329.442</text:p>
          </table:table-cell>
          <table:table-cell office:value-type="float" office:value="2.98094">
            <text:p>2.98094</text:p>
          </table:table-cell>
          <table:table-cell office:value-type="float" office:value="-1407.5">
            <text:p>-140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05/08/2021</text:date>, <text:time>17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chulte</meta:initial-creator>
    <meta:creation-date>2021-08-05T17:05:47.12</meta:creation-date>
    <dc:date>2021-08-05T17:07:08.04</dc:date>
    <dc:creator>tim schulte</dc:creator>
    <meta:editing-duration>PT1M21S</meta:editing-duration>
    <meta:editing-cycles>1</meta:editing-cycles>
    <meta:document-statistic meta:table-count="4" meta:cell-count="528" meta:object-count="0"/>
    <meta:generator>OpenOffice/4.1.7$Win32 OpenOffice.org_project/417m1$Build-9800</meta:generator>
  </office:meta>
</office:document-meta>
</file>